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in" fo:margin-right="0in" fo:text-indent="0in" style:auto-text-indent="false"/>
    </style:style>
    <style:style style:name="P2" style:family="paragraph" style:parent-style-name="Preformatted_20_Text" style:master-page-name="Standard">
      <style:paragraph-properties fo:margin-left="0in" fo:margin-right="0in" fo:text-indent="0in" style:auto-text-indent="false" style:page-number="auto"/>
    </style:style>
    <style:style style:name="P3" style:family="paragraph" style:parent-style-name="Preformatted_20_Text">
      <style:paragraph-properties fo:margin-left="0.4925in" fo:margin-right="0in" fo:text-indent="0in" style:auto-text-indent="false"/>
    </style:style>
    <style:style style:name="P4" style:family="paragraph" style:parent-style-name="Preformatted_20_Text">
      <style:paragraph-properties fo:margin-left="0.9846in" fo:margin-right="0in" fo:text-indent="0in" style:auto-text-indent="false"/>
    </style:style>
    <style:style style:name="P5" style:family="paragraph" style:parent-style-name="Preformatted_20_Text">
      <style:paragraph-properties fo:margin-left="1.4772in" fo:margin-right="0in" fo:text-indent="0in" style:auto-text-indent="false"/>
    </style:style>
    <style:style style:name="P6" style:family="paragraph" style:parent-style-name="Preformatted_20_Text">
      <style:paragraph-properties fo:margin-left="1.9693in" fo:margin-right="0in" fo:text-indent="0in" style:auto-text-indent="false"/>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size="10pt" fo:font-weight="bold" style:font-size-asian="10pt" style:font-weight-asian="bold"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program creates a TPD simulation using a previously created KMC_model. It updates the temperature using how much time has passed and beta. However, <text:s/>the time is determined by kmc_time. There are certain checks that have to be met before the program exports, such as temperature increment, coverage amount, and tof comparison. If the values don't pass the checks, then the model gets reset, changed, and runs the simulation again with the new values. After the checks are passed, the program exports information, such as site coverage, temperature, time, etc. </text:p>
      <text:p text:style-name="P1"/>
      <text:p text:style-name="P1">In the example directory we have ran it with Ea = 500000 pre-exp = 1e13 and started with full coverage and initial temperature at 1000. The max steps were 1000 and min steps were 1. <text:span text:style-name="T3"><text:s/></text:span><text:span text:style-name="T6">The results</text:span><text:span text:style-name="T3"> </text:span>show that it matched the kinetic mean-field equation results, which means that it simulated the TPD correctly. </text:p>
      <text:p text:style-name="P1"/>
      <text:p text:style-name="P1"><text:span text:style-name="T1">I</text:span><text:span text:style-name="T2">nitilization (setting variables):</text:span></text:p>
      <text:p text:style-name="P1"><text:span text:style-name="T3"><text:tab/></text:span><text:span text:style-name="T4">User Set Parameters (1 of 2): </text:span></text:p>
      <text:p text:style-name="P1"><text:tab/>The starting and final temperatures(Ti and Tf), and the max and min steps are initialized using user input. <text:tab/><text:tab/><text:tab/>Beta, spec(species), ncovs(number of different coverages), and nelems(number of different random seeds) are set.</text:p>
      <text:p text:style-name="P1"><text:tab/><text:span text:style-name="T4">Random seed: </text:span></text:p>
      <text:p text:style-name="P1"><text:span text:style-name="T3"><text:tab/></text:span>The random seed is generated using the random class by a loop if there were multiple seeds <text:tab/>created. </text:p>
      <text:p text:style-name="P1"><text:tab/><text:span text:style-name="T4">Calling the simulate_tpd function: </text:span></text:p>
      <text:p text:style-name="P1"><text:span text:style-name="T3"><text:tab/></text:span>This function is passed the starting and intial temperatures, beta, the coverage, <text:tab/>the species, and the random seed.</text:p>
      <text:p text:style-name="P1"><text:tab/><text:tab/><text:span text:style-name="T4">Double for loop that goes through the different coverages and seeds:</text:span></text:p>
      <text:p text:style-name="P1"><text:span text:style-name="T4"><text:tab/><text:tab/></text:span><text:span text:style-name="T7">The for loop creates a seperate simulation for each coverage and seed that is stored in the covs <text:tab/><text:tab/><text:tab/><text:tab/>and ensemble arrays. </text:span></text:p>
      <text:p text:style-name="P1"><text:span text:style-name="T7"><text:tab/><text:tab/>*Note: Another loop could be added to have different activation energies</text:span></text:p>
      <text:p text:style-name="P1"><text:span text:style-name="T2">simulate_tpd function:</text:span></text:p>
      <text:p text:style-name="P3"><text:span text:style-name="T4">Initiating and opening file streams:</text:span></text:p>
      <text:p text:style-name="P3">The files to be exported to are created and opened. Then, some of the initial conditions are exported <text:tab/>into the corresponding files(info.txt, representation.txt). Also, the headers are exported to the necessary <text:tab/>files.<text:tab/></text:p>
      <text:p text:style-name="P1"><text:tab/><text:tab/></text:p>
      <text:p text:style-name="P1"><text:tab/>KMC_model is initialized. The kmc_settings.random_seed is set to a random seed that was produced. <text:tab/><text:tab/><text:tab/>Then, the initial temperature is set for the model.</text:p>
      <text:p text:style-name="P1"><text:tab/><text:tab/></text:p>
      <text:p text:style-name="P1"><text:tab/>The number of sites are put into a variable(nsites) using the command model.lattice.spuck()</text:p>
      <text:p text:style-name="P1"><text:tab/>The volume(total sites) is recorded using model.base.get_volume()</text:p>
      <text:p text:style-name="P1"><text:tab/><text:tab/></text:p>
      <text:p text:style-name="P1"><text:span text:style-name="T3"><text:tab/></text:span><text:span text:style-name="T4">Initial configuration:</text:span><text:span text:style-name="T5"> </text:span></text:p>
      <text:p text:style-name="P1"><text:tab/>The initial coverage (determined by the variable set in the initialization phase) is produced by using a loop that <text:tab/>determines the number of sites needing to have a molecule adsorbed to it. Then, choosing a random site to adsorb a <text:tab/>molecule to using random.choice(), then using model._put() to add the species to the chosen site. Then, the model <text:tab/>configuration is retrieved and stored in the variable config.</text:p>
      <text:p text:style-name="P4"><text:tab/></text:p>
      <text:p text:style-name="P1"><text:span text:style-name="T3"><text:tab/></text:span><text:span text:style-name="T4">Starting the simulation: </text:span></text:p>
      <text:p text:style-name="P4"><text:span text:style-name="T3"><text:tab/>User Set Parameters(2 of 2):</text:span></text:p>
      <text:p text:style-name="P4"><text:span text:style-name="T3"><text:tab/> </text:span>The initial temperature, min and max steps are set. The initial temperature is set according the <text:tab/>the number passed into the simulate_tpd function. The min and max steps are set according to <text:tab/>user input. The maxDeltaTpersnapshot is set, which determines the max temperature increase that <text:tab/>can occur between each snapshots. The max_covChange and min_covChange are set, which <text:tab/>determines the max and min coverage change that can occur between snapshots. The cov_final is <text:tab/>set, which determines the lowest amount of coverage that will happen before ending the loop. <text:tab/>This breaking out of the loop is done so that the simulation doesn't go too far and crash. The <text:tab/>previous configuration, temperature, and time is stored in case the simulation needs to be reset <text:tab/>back a snapshot. The current and previous coverage are set so that the coverage change can be <text:tab/>determined. </text:p>
      <text:p text:style-name="P5"/>
      <text:p text:style-name="P5"><text:span text:style-name="T3">Loop for increasing temperature and running steps:</text:span></text:p>
      <text:p text:style-name="P5"><text:span text:style-name="T3"><text:s/></text:span>Next, a loop is entered to continue the simulation as long as the temperature is less than the final temperature and the current coverage isn't less than the final coverage allowed. During the loop, the temperature parameter is set, so that the rate constant can reflect that temperature. The model goes through some steps, determined by a series of checks. Then, the time is retrieved and used to <text:soft-page-break/>increment the temperature. </text:p>
      <text:p text:style-name="P5"><text:tab/><text:span text:style-name="T8">If the temperature increment is over maxTpersnapshot:</text:span></text:p>
      <text:p text:style-name="P5"><text:tab/>Then the model configuration is set to the previous model configuration, the time is set <text:tab/>to the previous time, and the steps are decreased by half. The <text:span text:style-name="T6">boolean for <text:tab/><text:tab/>exporting(successfulresolution) is set to false</text:span>, and the simulation is ran again with the <text:tab/>new set values. </text:p>
      <text:p text:style-name="P5"><text:tab/><text:span text:style-name="T3">Else if the coverage change is over the max coverage change:</text:span></text:p>
      <text:p text:style-name="P5"><text:span text:style-name="T3"><text:tab/></text:span><text:span text:style-name="T6">Then, the model configuration is set to the previous model configuration, the time is set <text:tab/>to the previous time, and the steps are decreased by half. <text:s/>The boolean for <text:tab/>exporting(successfulresolution) is set to false. and the simulation is ran again with the <text:tab/>new set values. </text:span></text:p>
      <text:p text:style-name="P5"><text:span text:style-name="T3"><text:tab/>Else if the coverage change is under the min coverage change:</text:span></text:p>
      <text:p text:style-name="P5"><text:span text:style-name="T3"><text:tab/></text:span><text:span text:style-name="T6">Then, the steps are increased by double and the temperature is incremented. Then, <text:s/>the <text:tab/>boolean for exporting(successfulresolution) is set to true.</text:span></text:p>
      <text:p text:style-name="P5"><text:span text:style-name="T3"><text:tab/>Else:</text:span></text:p>
      <text:p text:style-name="P5"><text:span text:style-name="T3"><text:tab/></text:span><text:span text:style-name="T6">Then, the temperature is incremented and the boolean for exporting(successfulresolution) is set to true.</text:span></text:p>
      <text:p text:style-name="P5"/>
      <text:p text:style-name="P5"><text:span text:style-name="T6"><text:tab/></text:span><text:span text:style-name="T3">If the current coverage is smaller than the set amount:</text:span></text:p>
      <text:p text:style-name="P5"><text:span text:style-name="T3"><text:tab/></text:span><text:span text:style-name="T6">Change min steps to one and decrease the amount of steps by half. This is to prevent the <text:tab/>simulation from stepping after all the molecules have desorbed, which causes it to crash.</text:span></text:p>
      <text:p text:style-name="P5"/>
      <text:p text:style-name="P5"><text:span text:style-name="T6"><text:tab/></text:span><text:span text:style-name="T3">If the steps are smaller than the min steps per snapshot allowed:</text:span></text:p>
      <text:p text:style-name="P5"><text:span text:style-name="T6"><text:tab/>Then, the steps are set to the min steps.</text:span></text:p>
      <text:p text:style-name="P5"><text:span text:style-name="T6"><text:tab/></text:span><text:span text:style-name="T3">Else if the steps are greater than the max steps per snapshot allowed:</text:span></text:p>
      <text:p text:style-name="P5"><text:span text:style-name="T6"><text:tab/>Then, the steps are set to the max steps. </text:span></text:p>
      <text:p text:style-name="P6"><text:span text:style-name="T3">If a successful resolution occured</text:span>: </text:p>
      <text:p text:style-name="P6"><text:tab/><text:span text:style-name="T3">If the coverage change isn't 0:</text:span></text:p>
      <text:p text:style-name="P6"><text:span text:style-name="T3"><text:tab/></text:span><text:span text:style-name="T6">Set the desorbed boolean to true, and update the total desorbed variable.</text:span></text:p>
      <text:p text:style-name="P6"><text:tab/><text:span text:style-name="T3">If a molecule desorbed:</text:span></text:p>
      <text:p text:style-name="P6"><text:tab/>Then, data about the current model is exported into two <text:tab/>files(cov1(site_coverages) and cov2(total_coverages)). The temperature that is <text:tab/>exported is the average of the previous temperature and the current temperature. <text:tab/>This is to have a more accurate representation of what temperature the <text:tab/>simulation would actually be using. Another way of making the temperature <text:tab/>export more accurate, is by using the tofs to determine which temperature <text:tab/>should be used. If the tof is increasing, then the temperature to be exported <text:tab/>would be the previous temperature. If the tof is decreasing, then the temperature <text:tab/>to be exported would be the current temperature. </text:p>
      <text:p text:style-name="P1"/>
      <text:p text:style-name="P3"><text:span text:style-name="T4">Finalize:</text:span></text:p>
      <text:p text:style-name="P1"><text:tab/>After the loop has been executed(either the final temperature has been reached or the molecules have been <text:tab/>desorbed), the model is deallocated and the files are closed. </text:p>
      <text:p text:style-name="P1"/>
      <text:p text:style-name="P1"/>
      <text:p text:style-name="P1"><text:tab/><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Preformatted_20_Text" style:display-name="Preformatted Text" style:family="paragraph" style:parent-style-name="Standard" style:default-outline-level="" style:class="html">
      <style:paragraph-properties fo:margin-top="0in" fo:margin-bottom="0in"/>
      <style:text-properties style:font-name="Liberation Serif1"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cycles>2</meta:editing-cycles>
    <meta:editing-duration>PT00H25M11S</meta:editing-duration>
    <meta:generator>OpenOffice.org/3.2$Linux OpenOffice.org_project/320m12$Build-9483</meta:generator>
    <dc:date>2014-08-06T12:38:51</dc:date>
    <dc:creator>yurik2 </dc:creator>
    <meta:document-statistic meta:table-count="0" meta:image-count="0" meta:object-count="0" meta:page-count="2" meta:paragraph-count="51" meta:word-count="1040" meta:character-count="6568"/>
  </office:meta>
</office:document-meta>
</file>